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style style:name="P2" style:family="paragraph" style:parent-style-name="Heading_20_4">
      <style:text-properties fo:language="es" fo:country="CO"/>
    </style:style>
    <style:style style:name="P3" style:family="paragraph" style:parent-style-name="Heading_20_4">
      <style:text-properties fo:language="es" fo:country="CO" officeooo:rsid="00151826" officeooo:paragraph-rsid="00151826"/>
    </style:style>
    <style:style style:name="P4" style:family="paragraph" style:parent-style-name="Preformatted_20_Text">
      <style:text-properties fo:language="es" fo:country="CO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fo:language="es" fo:country="CO"/>
    </style:style>
    <style:style style:name="P6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182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fo:language="es" fo:country="CO" fo:font-weight="bold" officeooo:rsid="00151826" officeooo:paragraph-rsid="00151826" style:font-weight-asian="bold" style:font-weight-complex="bold"/>
    </style:style>
    <style:style style:name="P8" style:family="paragraph" style:parent-style-name="Text_20_body">
      <style:text-properties fo:language="es" fo:country="CO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Heading_20_4">
      <style:text-properties fo:language="es" fo:country="CO" officeooo:rsid="0015e4b0" officeooo:paragraph-rsid="0015e4b0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2" style:family="paragraph" style:parent-style-name="Preformatted_20_Text" style:list-style-name="L4">
      <style:paragraph-properties fo:margin-top="0in" fo:margin-bottom="0.1965in" style:contextual-spacing="false" style:writing-mode="lr-tb"/>
      <style:text-properties officeooo:paragraph-rsid="0015e4b0"/>
    </style:style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1">
      <style:text-properties officeooo:paragraph-rsid="0015e4b0"/>
    </style:style>
    <style:style style:name="P15" style:family="paragraph" style:parent-style-name="Text_20_body">
      <style:text-properties fo:language="es" fo:country="CO" fo:font-weight="normal" officeooo:rsid="00151826" officeooo:paragraph-rsid="00151826" style:font-weight-asian="normal" style:font-weight-complex="normal"/>
    </style:style>
    <style:style style:name="P16" style:family="paragraph" style:parent-style-name="Text_20_body">
      <style:text-properties fo:language="es" fo:country="CO" fo:font-weight="normal" officeooo:rsid="0015e4b0" officeooo:paragraph-rsid="0015e4b0" style:font-weight-asian="normal" style:font-weight-complex="normal"/>
    </style:style>
    <style:style style:name="P17" style:family="paragraph" style:parent-style-name="Text_20_body">
      <style:text-properties fo:language="es" fo:country="CO"/>
    </style:style>
    <style:style style:name="T1" style:family="text">
      <style:text-properties officeooo:rsid="00151826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5e4b0"/>
    </style:style>
    <style:style style:name="T4" style:family="text">
      <style:text-properties style:font-name="Liberation Serif" fo:font-size="12pt" fo:language="es" fo:country="CO" officeooo:rsid="0015e4b0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✔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aller</text:span> 1: <text:span text:style-name="T1">Transformación a modelo genérico </text:span></text:p>
      <text:h text:style-name="P3" text:outline-level="4">Modelo matemático:</text:h>
      <text:p text:style-name="P7">Conjuntos: </text:p>
      <text:p text:style-name="P15">Alimentos: {<draw:frame draw:style-name="fr1" draw:name="Object12" text:anchor-type="as-char" svg:y="-0.1492in" svg:width="0.7043in" svg:height="0.1854in" draw:z-index="10"><draw:object xlink:href="./Object 12" xlink:type="simple" xlink:show="embed" xlink:actuate="onLoad"/><draw:image xlink:href="./ObjectReplacements/Object 12" xlink:type="simple" xlink:show="embed" xlink:actuate="onLoad"/></draw:frame>}</text:p>
      <text:p text:style-name="P16">Donde: </text:p>
      <text:list text:style-name="L1">
        <text:list-item>
          <text:p text:style-name="P14"><text:span text:style-name="Source_20_Text"><draw:frame draw:style-name="fr1" draw:name="Object13" text:anchor-type="as-char" svg:y="-0.1492in" svg:width="0.1217in" svg:height="0.185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/>representa Carne, <text:span text:style-name="Source_20_Text"><draw:frame draw:style-name="fr1" draw:name="Object14" text:anchor-type="as-char" svg:y="-0.1492in" svg:width="0.1291in" svg:height="0.185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/>representa Arroz, <text:span text:style-name="Source_20_Text"><draw:frame draw:style-name="fr1" draw:name="Object15" text:anchor-type="as-char" svg:y="-0.1492in" svg:width="0.1043in" svg:height="0.185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/>representa Leche, y <text:span text:style-name="Source_20_Text"><draw:frame draw:style-name="fr1" draw:name="Object16" text:anchor-type="as-char" svg:y="-0.1492in" svg:width="0.1161in" svg:height="0.185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/>representa Pan.</text:p>
        </text:list-item>
      </text:list>
      <text:p text:style-name="P16">Nutrientes: {<draw:frame draw:style-name="fr1" draw:name="Object17" text:anchor-type="as-char" svg:y="-0.1492in" svg:width="3.6516in" svg:height="0.1854in" draw:z-index="11"><draw:object xlink:href="./Object 17" xlink:type="simple" xlink:show="embed" xlink:actuate="onLoad"/><draw:image xlink:href="./ObjectReplacements/Object 17" xlink:type="simple" xlink:show="embed" xlink:actuate="onLoad"/></draw:frame>}</text:p>
      <text:h text:style-name="P2" text:outline-level="4">Variables de Decisión:</text:h>
      <text:p text:style-name="P4"/>
      <text:p text:style-name="P9"><text:span text:style-name="Source_20_Text"><text:span text:style-name="T2"><draw:frame draw:style-name="fr2" draw:name="Object1" text:anchor-type="as-char" svg:y="-0.1728in" svg:width="2.398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8">Donde:</text:p>
      <text:list text:continue-numbering="true" text:style-name="L1">
        <text:list-item>
          <text:p text:style-name="P13"><text:span text:style-name="Source_20_Text"><text:span text:style-name="T2"><draw:frame draw:style-name="fr2" draw:name="Object2" text:anchor-type="as-char" svg:y="-0.1492in" svg:width="0.1465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T2"><text:s/>es la cantidad de alimento </text:span><text:span text:style-name="Source_20_Text"><text:span text:style-name="T2"><draw:frame draw:style-name="fr2" draw:name="Object11" text:anchor-type="as-char" svg:y="-0.1492in" svg:width="0.0898in" svg:height="0.1854in" draw:z-index="9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T2"><text:s/></text:span><text:span text:style-name="T3">para</text:span><text:span text:style-name="T2"> consumir.</text:span></text:p>
        </text:list-item>
      </text:list>
      <text:h text:style-name="P10" text:outline-level="4">Atributos de la relación:</text:h>
      <text:p text:style-name="P9"><text:span text:style-name="Source_20_Text"><text:span text:style-name="T2"><draw:frame draw:style-name="fr2" draw:name="Object3" text:anchor-type="as-char" svg:y="-0.1492in" svg:width="2.4252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5"><draw:frame draw:style-name="fr2" draw:name="Object4" text:anchor-type="as-char" svg:y="-0.1492in" svg:width="4.639in" svg:height="0.21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text:span text:style-name="Source_20_Text"><text:span text:style-name="T2"><draw:frame draw:style-name="fr2" draw:name="Object5" text:anchor-type="as-char" svg:y="-0.1492in" svg:width="2.0008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9"><text:span text:style-name="Source_20_Text"><text:span text:style-name="T2"><draw:frame draw:style-name="fr2" draw:name="Object6" text:anchor-type="as-char" svg:y="-0.1492in" svg:width="3.8472in" svg:height="0.2102in" draw:z-index="5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9"><text:span text:style-name="Source_20_Text"><text:span text:style-name="T2"><draw:frame draw:style-name="fr2" draw:name="Object7" text:anchor-type="as-char" svg:y="-0.1492in" svg:width="1.2201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span></text:span></text:p>
      <text:list text:style-name="L4">
        <text:list-item>
          <text:p text:style-name="P12"><text:span text:style-name="Source_20_Text"><text:span text:style-name="T4">Sea Multiplicador: {-1, 1} </text:span></text:span></text:p>
        </text:list-item>
      </text:list>
      <text:h text:style-name="P2" text:outline-level="4">Función Objetivo</text:h>
      <text:p text:style-name="P4"/>
      <text:p text:style-name="P9"><text:span text:style-name="Source_20_Text"><text:span text:style-name="T2"><draw:frame draw:style-name="fr2" draw:name="Object8" text:anchor-type="as-char" svg:y="-0.1709in" svg:width="1.0035in" svg:height="0.3409in" draw:z-index="7"><draw:object xlink:href="./Object 8" xlink:type="simple" xlink:show="embed" xlink:actuate="onLoad"/><draw:image xlink:href="./ObjectReplacements/Object 8" xlink:type="simple" xlink:show="embed" xlink:actuate="onLoad"/></draw:frame></text:span></text:span></text:p>
      <text:h text:style-name="P2" text:outline-level="4">Restricción:</text:h>
      <text:p text:style-name="P4"/>
      <text:p text:style-name="P9"><text:span text:style-name="Source_20_Text"><text:span text:style-name="T2"><draw:frame draw:style-name="fr2" draw:name="Object9" text:anchor-type="as-char" svg:y="-0.189in" svg:width="2.5709in" svg:height="0.3764in" draw:z-index="8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2022155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1:28.246555755</meta:creation-date>
    <meta:editing-duration>PT41S</meta:editing-duration>
    <meta:editing-cycles>2</meta:editing-cycles>
    <meta:generator>LibreOffice/24.2.3.2$Linux_X86_64 LibreOffice_project/420$Build-2</meta:generator>
    <dc:date>2024-09-02T22:07:30.424076144</dc:date>
    <meta:document-statistic meta:table-count="0" meta:image-count="0" meta:object-count="16" meta:page-count="1" meta:paragraph-count="24" meta:word-count="58" meta:character-count="412" meta:non-whitespace-character-count="36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a</mi>
        </msub>
        <mo stretchy="false">≥</mo>
        <mn>0</mn>
      </mrow>
      <mi>,</mi>
      <mspace width="2em"/>
      <mrow>
        <msub>
          <mi>x</mi>
          <mrow>
            <mi>a</mi>
            <mspace width="2em"/>
          </mrow>
        </msub>
        <mo stretchy="false">∈</mo>
        <mspace width="2em"/>
      </mrow>
      <msup>
        <mrow>
          <mo fence="true" form="prefix" stretchy="true">(</mo>
          <mrow>
            <mrow>
              <mi mathvariant="normal">ℝ</mi>
            </mrow>
          </mrow>
          <mo fence="true" form="postfix" stretchy="true">)</mo>
        </mrow>
        <mrow>
          <mo stretchy="false">+</mo>
          <mrow/>
        </mrow>
      </msup>
      <mspace width="2em"/>
      <mo stretchy="false">∀</mo>
      <mrow>
        <mi>a</mi>
        <mo stretchy="false">∈</mo>
        <mi mathvariant="italic">Alimentos</mi>
      </mrow>
    </mrow>
    <annotation encoding="StarMath 5.0">{ { x _ a &gt;= 0 } , ~ { x _ { a ~ } in ~ } left ( setR right ) ^ + { } ~ forall { a in Alimentos } }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C</mi>
      <mi>,</mi>
      <mi>A</mi>
      <mi>,</mi>
      <mi>L</mi>
      <mi>,</mi>
      <mi>P</mi>
    </mrow>
    <annotation encoding="StarMath 5.0">C , A , L , P</annotation>
  </semantics>
</math>
</file>

<file path=Object 13/content.xml><?xml version="1.0" encoding="utf-8"?>
<math xmlns="http://www.w3.org/1998/Math/MathML" display="block">
  <semantics>
    <mi>C</mi>
    <annotation encoding="StarMath 5.0">C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L</mi>
    <annotation encoding="StarMath 5.0">L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row>
      <mi mathvariant="italic">Calorías</mi>
      <mi>,</mi>
      <mi mathvariant="italic">Proteínas</mi>
      <mi>,</mi>
      <mi mathvariant="italic">Grasas</mi>
      <mi>,</mi>
      <mi mathvariant="italic">Azucares</mi>
      <mi>,</mi>
      <mi mathvariant="italic">Carbohidratos</mi>
    </mrow>
    <annotation encoding="StarMath 5.0"> Calorías, Proteínas, Grasas, Azucares, Carbohidratos  </annotation>
  </semantics>
</math>
</file>

<file path=Object 2/content.xml><?xml version="1.0" encoding="utf-8"?>
<math xmlns="http://www.w3.org/1998/Math/MathML" display="block">
  <semantics>
    <msub>
      <mi>x</mi>
      <mi>a</mi>
    </msub>
    <annotation encoding="StarMath 5.0">x_a</annotation>
  </semantics>
</math>
</file>

<file path=Object 3/content.xml><?xml version="1.0" encoding="utf-8"?>
<math xmlns="http://www.w3.org/1998/Math/MathML" display="block">
  <semantics>
    <mrow>
      <msub>
        <mi>c</mi>
        <mi>a</mi>
      </msub>
      <mi mathvariant="normal">:</mi>
      <mtext>Precio por unidad del alimento </mtext>
      <mi>a</mi>
    </mrow>
    <annotation encoding="StarMath 5.0">c_a : "Precio por unidad del alimento " a</annotation>
  </semantics>
</math>
</file>

<file path=Object 4/content.xml><?xml version="1.0" encoding="utf-8"?>
<math xmlns="http://www.w3.org/1998/Math/MathML" display="block">
  <semantics>
    <mrow>
      <msub>
        <mi>V</mi>
        <mi mathvariant="italic">an</mi>
      </msub>
      <mi mathvariant="normal">:</mi>
      <mtext>Cantidad del nutriente </mtext>
      <mi>n</mi>
      <mtext> aportada por una unidad del alimento </mtext>
      <mi>a</mi>
    </mrow>
    <annotation encoding="StarMath 5.0">{ V _ an : "Cantidad del nutriente " n " aportada por una unidad del alimento " a }</annotation>
  </semantics>
</math>
</file>

<file path=Object 5/content.xml><?xml version="1.0" encoding="utf-8"?>
<math xmlns="http://www.w3.org/1998/Math/MathML" display="block">
  <semantics>
    <mrow>
      <msub>
        <mi>b</mi>
        <mi>n</mi>
      </msub>
      <mi mathvariant="normal">:</mi>
      <mtext>Min o Max del nutriente </mtext>
      <mi>n</mi>
    </mrow>
    <annotation encoding="StarMath 5.0">b_n : "Min o Max del nutriente " n</annotation>
  </semantics>
</math>
</file>

<file path=Object 6/content.xml><?xml version="1.0" encoding="utf-8"?>
<math xmlns="http://www.w3.org/1998/Math/MathML" display="block">
  <semantics>
    <mrow>
      <msub>
        <mi mathvariant="italic">lambda</mi>
        <mi>j</mi>
      </msub>
      <mi mathvariant="normal">:</mi>
      <mtext>Multiplicador para el nutriente </mtext>
      <mi>j</mi>
      <mtext> definido como</mtext>
    </mrow>
    <annotation encoding="StarMath 5.0">lambda_j : "Multiplicador para el nutriente " j " definido como"</annotation>
  </semantics>
</math>
</file>

<file path=Object 7/content.xml><?xml version="1.0" encoding="utf-8"?>
<math xmlns="http://www.w3.org/1998/Math/MathML" display="block">
  <semantics>
    <mrow>
      <msub>
        <mi>λ</mi>
        <mi>n</mi>
      </msub>
      <mo stretchy="false">∈</mo>
      <mi mathvariant="italic">Multiplicador</mi>
    </mrow>
    <annotation encoding="StarMath 5.0">{ %lambda _ n in {  Multiplicador } }</annotation>
  </semantics>
</math>
</file>

<file path=Object 8/content.xml><?xml version="1.0" encoding="utf-8"?>
<math xmlns="http://www.w3.org/1998/Math/MathML" display="block">
  <semantics>
    <mrow>
      <mi mathvariant="italic">Min</mi>
      <mrow>
        <mo fence="true" form="prefix" stretchy="false">(</mo>
        <mrow>
          <mrow>
            <mrow>
              <munder>
                <mo stretchy="false">∑</mo>
                <mrow>
                  <mi>a</mi>
                  <mo stretchy="false">∈</mo>
                  <mi>A</mi>
                </mrow>
              </munder>
              <msub>
                <mi>c</mi>
                <mi>a</mi>
              </msub>
            </mrow>
            <mo stretchy="false">⋅</mo>
            <msub>
              <mi>x</mi>
              <mi>a</mi>
            </msub>
          </mrow>
        </mrow>
        <mo fence="true" form="postfix" stretchy="false">)</mo>
      </mrow>
    </mrow>
    <annotation encoding="StarMath 5.0">{ Min ( { sum from { { a in A } } c _ a cdot x _ a } ) }</annotation>
  </semantics>
</math>
</file>

<file path=Object 9/content.xml><?xml version="1.0" encoding="utf-8"?>
<math xmlns="http://www.w3.org/1998/Math/MathML" display="block">
  <semantics>
    <mrow>
      <mrow>
        <mrow>
          <msub>
            <mi>λ</mi>
            <mi>j</mi>
          </msub>
          <mo stretchy="false">⋅</mo>
          <mrow>
            <mo fence="true" form="prefix" stretchy="true">(</mo>
            <mrow>
              <mrow>
                <mrow>
                  <munder>
                    <mo stretchy="false">∑</mo>
                    <mrow>
                      <mi>a</mi>
                      <mo stretchy="false">∈</mo>
                      <mi>A</mi>
                    </mrow>
                  </munder>
                  <msub>
                    <mi>V</mi>
                    <mi mathvariant="italic">an</mi>
                  </msub>
                </mrow>
                <mo stretchy="false">⋅</mo>
                <msub>
                  <mi>x</mi>
                  <mi>a</mi>
                </msub>
              </mrow>
            </mrow>
            <mo fence="true" form="postfix" stretchy="true">)</mo>
          </mrow>
        </mrow>
        <mo stretchy="false">≥</mo>
        <mrow>
          <msub>
            <mi>λ</mi>
            <mi>n</mi>
          </msub>
          <mo stretchy="false">⋅</mo>
          <msub>
            <mi>b</mi>
            <mi>n</mi>
          </msub>
        </mrow>
      </mrow>
      <mo stretchy="false">∀</mo>
      <mrow>
        <mi>n</mi>
        <mo stretchy="false">∈</mo>
        <mi mathvariant="italic">Nutrientes</mi>
      </mrow>
    </mrow>
    <annotation encoding="StarMath 5.0">{  { { %lambda _ j cdot left ( { sum from { { a in A } } V _ an cdot x _ a } right ) } &gt;= { %lambda _ n cdot b _ n } } forall { n in Nutrientes } }</annotation>
  </semantics>
</math>
</file>